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2]/50*0.15 + [.M2]/50*0.15 + [.N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O2] + [.U2] + [.X2]" office:value-type="float" office:value="0.135" calcext:value-type="float">
            <text:p>0.135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3]/50*0.15 + [.M3]/50*0.15 + [.N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O3] + [.U3] + [.X3]" office:value-type="float" office:value="0.141" calcext:value-type="float">
            <text:p>0.141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4]/50*0.15 + [.M4]/50*0.15 + [.N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O4] + [.U4] + [.X4]" office:value-type="float" office:value="0.141" calcext:value-type="float">
            <text:p>0.141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L5]/50*0.15 + [.M5]/50*0.15 + [.N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O5] + [.U5] + [.X5]" office:value-type="float" office:value="0.108" calcext:value-type="float">
            <text:p>0.108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L6]/50*0.15 + [.M6]/50*0.15 + [.N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O6] + [.U6] + [.X6]" office:value-type="float" office:value="0.114" calcext:value-type="float">
            <text:p>0.114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7]/50*0.15 + [.M7]/50*0.15 + [.N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O7] + [.U7] + [.X7]" office:value-type="float" office:value="0.105" calcext:value-type="float">
            <text:p>0.10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8]/50*0.15 + [.M8]/50*0.15 + [.N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O8] + [.U8] + [.X8]" office:value-type="float" office:value="0.144" calcext:value-type="float">
            <text:p>0.144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9]/50*0.15 + [.M9]/50*0.15 + [.N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9] + [.O9] + [.U9] + [.X9]" office:value-type="float" office:value="0.144" calcext:value-type="float">
            <text:p>0.144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L10]/50*0.15 + [.M10]/50*0.15 + [.N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O10] + [.U10] + [.X10]" office:value-type="float" office:value="0.129" calcext:value-type="float">
            <text:p>0.129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1]/50*0.15 + [.M11]/50*0.15 + [.N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O11] + [.U11] + [.X11]" office:value-type="float" office:value="0.12" calcext:value-type="float">
            <text:p>0.12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2]/50*0.15 + [.M12]/50*0.15 + [.N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O12] + [.U12] + [.X12]" office:value-type="float" office:value="0.12" calcext:value-type="float">
            <text:p>0.120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L13]/50*0.15 + [.M13]/50*0.15 + [.N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O13] + [.U13] + [.X13]" office:value-type="float" office:value="0.138" calcext:value-type="float">
            <text:p>0.138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14]/50*0.15 + [.M14]/50*0.15 + [.N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O14] + [.U14] + [.X14]" office:value-type="float" office:value="0.105" calcext:value-type="float">
            <text:p>0.105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15]/50*0.15 + [.M15]/50*0.15 + [.N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O15] + [.U15] + [.X15]" office:value-type="float" office:value="0.141" calcext:value-type="float">
            <text:p>0.141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L16]/50*0.15 + [.M16]/50*0.15 + [.N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O16] + [.U16] + [.X16]" office:value-type="float" office:value="0.078" calcext:value-type="float">
            <text:p>0.078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17]/50*0.15 + [.M17]/50*0.15 + [.N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O17] + [.U17] + [.X17]" office:value-type="float" office:value="0.135" calcext:value-type="float">
            <text:p>0.135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L18]/50*0.15 + [.M18]/50*0.15 + [.N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O18] + [.U18] + [.X18]" office:value-type="float" office:value="0.087" calcext:value-type="float">
            <text:p>0.087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L19]/50*0.15 + [.M19]/50*0.15 + [.N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O19] + [.U19] + [.X19]" office:value-type="float" office:value="0.132" calcext:value-type="float">
            <text:p>0.132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20]/50*0.15 + [.M20]/50*0.15 + [.N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O20] + [.U20] + [.X20]" office:value-type="float" office:value="0.141" calcext:value-type="float">
            <text:p>0.141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1]/50*0.15 + [.M21]/50*0.15 + [.N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2]/50*0.15 + [.M22]/50*0.15 + [.N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L23]/50*0.15 + [.M23]/50*0.15 + [.N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L24]/50*0.15 + [.M24]/50*0.15 + [.N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L25]/50*0.15 + [.M25]/50*0.15 + [.N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4:00:24.42983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1T15:44:54.242288507</dc:date>
    <dc:creator>Gregory Kapfhammer</dc:creator>
    <meta:editing-duration>P5DT22H54M53S</meta:editing-duration>
    <meta:editing-cycles>21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81" meta:object-count="0"/>
  </office:meta>
</office:document-meta>
</file>